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" svg:font-family="'Bahnschrift SemiBold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cf3c0" officeooo:paragraph-rsid="001cf3c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anklin Gothic Medium" fo:font-size="28pt" style:text-underline-style="solid" style:text-underline-width="auto" style:text-underline-color="font-color" fo:font-weight="bold" officeooo:rsid="001a47f7" officeooo:paragraph-rsid="001a47f7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anklin Gothic Medium" fo:font-size="12pt" style:text-underline-style="none" fo:font-weight="normal" officeooo:rsid="001a47f7" officeooo:paragraph-rsid="001a47f7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Franklin Gothic Medium" fo:font-size="12pt" style:text-underline-style="none" fo:font-weight="normal" officeooo:rsid="001a47f7" officeooo:paragraph-rsid="001a47f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anklin Gothic Medium" fo:font-size="12pt" style:text-underline-style="none" fo:font-weight="normal" officeooo:rsid="001b46d6" officeooo:paragraph-rsid="001b46d6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1b46d6" officeooo:paragraph-rsid="001b46d6"/>
    </style:style>
    <style:style style:name="P7" style:family="paragraph" style:parent-style-name="Standard">
      <style:paragraph-properties fo:text-align="start" style:justify-single-word="false"/>
      <style:text-properties officeooo:rsid="001b46d6" officeooo:paragraph-rsid="001b46d6"/>
    </style:style>
    <style:style style:name="P8" style:family="paragraph" style:parent-style-name="Standard">
      <style:paragraph-properties fo:text-align="start" style:justify-single-word="false"/>
      <style:text-properties officeooo:rsid="001cf3c0" officeooo:paragraph-rsid="001cf3c0"/>
    </style:style>
    <style:style style:name="T1" style:family="text">
      <style:text-properties style:font-name="Franklin Gothic Medium"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DAP</text:p>
      <text:p text:style-name="P2"/>
      <text:p text:style-name="P5">A] What is LDAP ?</text:p>
      <text:p text:style-name="P3"/>
      <text:list xml:id="list8978082504327310819" text:style-name="L1">
        <text:list-item>
          <text:p text:style-name="P4">Lightweight Direct Access Protocol.</text:p>
        </text:list-item>
        <text:list-item>
          <text:p text:style-name="P4">LDAP is cross platform protocol.</text:p>
        </text:list-item>
        <text:list-item>
          <text:p text:style-name="P4">LDAP Level</text:p>
          <text:p text:style-name="P4">1. Root Directory</text:p>
          <text:p text:style-name="P4">2. Countries</text:p>
          <text:p text:style-name="P4">3. Organizational</text:p>
          <text:p text:style-name="P4">4. Organization Unit</text:p>
          <text:p text:style-name="P4">5. Individuals</text:p>
        </text:list-item>
        <text:list-item>
          <text:p text:style-name="P4">LDAP is a Protocol. AD is Active Directory service.</text:p>
        </text:list-item>
      </text:list>
      <text:p text:style-name="P3"/>
      <text:p text:style-name="P5">B] Why use LDAP ?</text:p>
      <text:p text:style-name="P5"/>
      <text:list xml:id="list3400428737588996411" text:style-name="L3">
        <text:list-item>
          <text:p text:style-name="P6"><text:span text:style-name="T1">For the security policy purpose</text:span></text:p>
        </text:list-item>
        <text:list-item>
          <text:p text:style-name="P6"><text:span text:style-name="T1">suppose our web application 10000 employees in 1 organization, so this all are employees who is access particular files or download permission.</text:span></text:p>
        </text:list-item>
      </text:list>
      <text:p text:style-name="P7"/>
      <text:p text:style-name="P7"><text:span text:style-name="T1">Learn Detailed use this link</text:span></text:p>
      <text:p text:style-name="P7"><text:a xlink:type="simple" xlink:href="https://www.youtube.com/watch?v=QyhNaY5O468" text:style-name="Internet_20_link" text:visited-style-name="Visited_20_Internet_20_Link">https://www.youtube.com/watch?v=QyhNaY5O468</text:a> </text:p>
      <text:p text:style-name="P7"/>
      <text:p text:style-name="P1">Active Directory</text:p>
      <text:p text:style-name="P8">Part 1 : <text:a xlink:type="simple" xlink:href="https://www.youtube.com/watch?v=N3U8cCa9zbI" text:style-name="Internet_20_link" text:visited-style-name="Visited_20_Internet_20_Link">https://www.youtube.com/watch?v=N3U8cCa9zbI</text:a> </text:p>
      <text:p text:style-name="P8">Part 2 : <text:a xlink:type="simple" xlink:href="https://www.youtube.com/watch?v=X9W6Npnr_RU" text:style-name="Internet_20_link" text:visited-style-name="Visited_20_Internet_20_Link">https://www.youtube.com/watch?v=X9W6Npnr_RU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" svg:font-family="'Bahnschrift SemiBold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2:06:08.820000000</meta:creation-date>
    <dc:date>2019-09-05T12:56:03.886000000</dc:date>
    <meta:editing-duration>PT49M54S</meta:editing-duration>
    <meta:editing-cycles>3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19" meta:word-count="97" meta:character-count="625" meta:non-whitespace-character-count="555"/>
  </office:meta>
</office:document-meta>
</file>